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03cm" draw:marker-start-width="0.395cm" draw:marker-end-width="0.395cm" draw:fill-color="#99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marker-start-width="0.395cm" draw:marker-end-width="0.395cm" draw:fill-color="#ffff99" draw:textarea-horizontal-align="center" draw:textarea-vertical-align="middle" fo:padding-top="0.015cm" fo:padding-bottom="0.015cm" fo:padding-left="0.015cm" fo:padding-right="0.015cm"/>
    </style:style>
    <style:style style:name="gr3" style:family="graphic" style:parent-style-name="standard">
      <style:graphic-properties svg:stroke-width="0.05cm" draw:marker-start-width="0.46cm" draw:marker-end-width="0.46cm" draw:fill="none" draw:fill-color="#99ffff" draw:textarea-horizontal-align="center" draw:textarea-vertical-align="middle" fo:padding-top="0.025cm" fo:padding-bottom="0.025cm" fo:padding-left="0.025cm" fo:padding-right="0.025cm"/>
    </style:style>
    <style:style style:name="P1" style:family="paragraph">
      <loext:graphic-properties draw:fill-color="#99ffff"/>
    </style:style>
    <style:style style:name="P2" style:family="paragraph">
      <loext:graphic-properties draw:fill-color="#ffff99"/>
    </style:style>
    <style:style style:name="P3" style:family="paragraph">
      <loext:graphic-properties draw:fill="none" draw:fill-color="#99ffff"/>
    </style:style>
  </office:automatic-styles>
  <office:body>
    <office:drawing>
      <draw:page draw:name="page1" draw:style-name="dp1" draw:master-page-name="Default">
        <draw:polygon draw:style-name="gr1" draw:text-style-name="P1" draw:layer="layout" svg:width="9.319cm" svg:height="5.056cm" svg:x="1.481cm" svg:y="1.221cm" svg:viewBox="0 0 9320 5057" draw:points="0,1067 9,833 34,630 53,540 76,458 103,383 134,315 168,254 206,200 248,153 293,113 342,78 394,51 449,29 507,14 569,4 634,0 702,2 772,9 5510,804 5679,838 5852,884 6028,941 6225,1026 6455,1153 6989,1513 7574,1978 8153,2507 8670,3058 8887,3328 9068,3588 9205,3832 9255,3947 9292,4056 9314,4158 9320,4253 9311,4340 9284,4419 9211,4557 9132,4673 9048,4767 9004,4806 8957,4840 8909,4869 8859,4892 8807,4910 8753,4923 2573,5057 2226,5020 1859,4951 1766,4926 1676,4895 1506,4812 1349,4706 1203,4578 1069,4434 947,4275 836,4104 735,3926 563,3556 429,3190 330,2853 262,2570 78,1820 45,1661 21,1490 5,1296">
          <text:p/>
        </draw:polygon>
        <draw:path draw:style-name="gr2" draw:text-style-name="P2" draw:layer="layout" svg:width="9.319cm" svg:height="5.06cm" svg:x="1.48cm" svg:y="1.22cm" svg:viewBox="0 0 9320 5061" svg:d="M0 1067c0-667 188-987 507-1053 320-65 819 80 972 739 154 659 178 1380 286 1799 108 420 425 1075 799 1007 373-68 796-835 1247-1833 452-999 1270-1117 2217-785 946 331 3635 2686 3256 3478-379 793-940 651-2218-301-1278-953-1577-933-2518 40-940 972-1679 1014-2689 793-1010-222-1456-1718-1597-2381-142-663-262-836-262-1503z">
          <text:p/>
        </draw:path>
        <draw:polygon draw:style-name="gr3" draw:text-style-name="P3" draw:layer="layout" svg:width="9.319cm" svg:height="5.056cm" svg:x="1.482cm" svg:y="1.222cm" svg:viewBox="0 0 9320 5057" draw:points="0,1067 9,833 34,630 53,540 76,458 103,383 134,315 168,254 206,200 248,153 293,113 342,78 394,51 449,29 507,14 569,4 634,0 702,2 772,9 5510,804 5679,838 5852,884 6028,941 6225,1026 6455,1153 6989,1513 7574,1978 8153,2507 8670,3058 8887,3328 9068,3588 9205,3832 9255,3947 9292,4056 9314,4158 9320,4253 9311,4340 9284,4419 9211,4557 9132,4673 9048,4767 9004,4806 8957,4840 8909,4869 8859,4892 8807,4910 8753,4923 2573,5057 2226,5020 1859,4951 1766,4926 1676,4895 1506,4812 1349,4706 1203,4578 1069,4434 947,4275 836,4104 735,3926 563,3556 429,3190 330,2853 262,2570 78,1820 45,1661 21,1490 5,1296">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Nimbus Roman No9 L" fo:font-size="24pt" fo:language="en" fo:country="US" style:font-name-asian="HG Mincho Light J" style:font-size-asian="24pt" style:language-asian="ja" style:country-asian="JP"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Nimbus Roman No9 L" fo:font-family="'Nimbus Roman No9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2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5.2$Windows_x86 LibreOffice_project/7a864d8825610a8c07cfc3bc01dd4fce6a9447e5</meta:generator>
    <meta:initial-creator>David Legland</meta:initial-creator>
    <meta:creation-date>2004-07-21T11:58:57</meta:creation-date>
    <dc:date>2018-07-30T14:52:13.747000000</dc:date>
    <dc:language>en-US</dc:language>
    <meta:editing-cycles>13</meta:editing-cycles>
    <meta:editing-duration>PT7H37M34S</meta:editing-duration>
    <meta:document-statistic meta:object-count="3"/>
    <meta:user-defined meta:name="Info 1"/>
    <meta:user-defined meta:name="Info 2"/>
    <meta:user-defined meta:name="Info 3"/>
    <meta:user-defined meta:name="Info 4"/>
  </office:meta>
</office:document-meta>
</file>